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co1" style:family="table-column">
      <style:table-column-properties style:column-width="0.716cm" style:use-optimal-column-width="false"/>
    </style:style>
    <style:style style:name="co2" style:family="table-column">
      <style:table-column-properties style:column-width="12.617cm" style:use-optimal-column-width="false"/>
    </style:style>
    <style:style style:name="co3" style:family="table-column">
      <style:table-column-properties style:column-width="0.724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e6e6e6" style:repeat="repeat"/>
      <style:text-properties fo:font-size="10pt" style:font-size-asian="10pt" style:font-size-complex="10pt"/>
    </style:style>
    <style:style style:name="ce2" style:family="table-cell">
      <style:graphic-properties draw:fill="solid" draw:fill-color="#e6e6e6" style:repeat="repeat"/>
    </style:style>
    <style:style style:name="T1" style:family="text">
      <style:text-properties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352cm" svg:height="0.971cm" svg:x="1.347cm" svg:y="3.9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 table:style-name="ce1">
                <text:p><text:span text:style-name="T1">a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ng Lin</meta:initial-creator>
    <meta:creation-date>2014-09-12T15:38:54</meta:creation-date>
    <meta:generator>LibreOffice/3.5$Linux_x86 LibreOffice_project/350m1$Build-2</meta:generator>
    <dc:date>2014-09-12T16:01:09</dc:date>
    <dc:creator>Meng Lin</dc:creator>
    <meta:editing-duration>P0D</meta:editing-duration>
    <meta:editing-cycles>1</meta:editing-cycles>
    <meta:document-statistic meta:object-count="1"/>
  </office:meta>
</office:document-meta>
</file>